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2pt" fo:font-style="normal" fo:font-weight="bold" officeooo:rsid="01de0244" officeooo:paragraph-rsid="000f1e91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2pt" fo:font-style="normal" fo:font-weight="bold" officeooo:rsid="000f1e91" officeooo:paragraph-rsid="000f1e91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 style:master-page-name="bab_20_4">
      <style:paragraph-properties fo:line-height="150%" fo:text-align="center" style:justify-single-word="false" style:page-number="auto"/>
      <style:text-properties style:font-name="Times New Roman" fo:font-weight="bold" officeooo:rsid="000f1e91" officeooo:paragraph-rsid="000f1e91" style:font-weight-asian="bold" style:font-weight-complex="bold"/>
    </style:style>
    <style:style style:name="P4" style:family="paragraph" style:parent-style-name="Standard" style:list-style-name="sub_20_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officeooo:paragraph-rsid="000f1e91"/>
    </style:style>
    <style:style style:name="P5" style:family="paragraph" style:parent-style-name="Standard" style:list-style-name="sub_20_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officeooo:paragraph-rsid="000f6668"/>
    </style:style>
    <style:style style:name="P6" style:family="paragraph" style:parent-style-name="Standard" style:list-style-name="sub_20_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officeooo:rsid="000f6668" officeooo:paragraph-rsid="000f6668"/>
    </style:style>
    <style:style style:name="P7" style:family="paragraph" style:parent-style-name="Standard" style:list-style-name="sub_20_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officeooo:rsid="000fc724" officeooo:paragraph-rsid="000fc724"/>
    </style:style>
    <style:style style:name="T1" style:family="text"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loext:opacity="100%" style:font-name="Times New Roman" fo:font-size="12pt" fo:font-style="normal" fo:font-weight="bold" officeooo:rsid="000f1e91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000000" loext:opacity="100%" style:font-name="Times New Roman" fo:font-size="12pt" fo:font-style="normal" fo:font-weight="bold" officeooo:rsid="000f6668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loext:opacity="100%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B IV</text:p>
      <text:p text:style-name="P1">RANCANGAN DAN IMPLEMENTASI SISTEM</text:p>
      <text:list xml:id="list239805879" text:style-name="sub_20_">
        <text:list-item>
          <text:p text:style-name="P4"><text:span text:style-name="T2">Rancangan Usulan</text:span></text:p>
        </text:list-item>
      </text:list>
      <text:p text:style-name="P2">UML</text:p>
      <text:p text:style-name="P2">Algoritma dan Program</text:p>
      <text:list xml:id="list122618152213733" text:continue-numbering="true" text:style-name="sub_20_">
        <text:list-item>
          <text:p text:style-name="P5"><text:span text:style-name="T3">Rancangan Basis Data</text:span></text:p>
        </text:list-item>
        <text:list-item>
          <text:p text:style-name="P6"><text:span text:style-name="T1">Spesifikasi Basis Data</text:span></text:p>
        </text:list-item>
        <text:list-item>
          <text:p text:style-name="P6"><text:span text:style-name="T1">Rancangan </text:span><text:span text:style-name="T4">Prototype</text:span><text:span text:style-name="T1"> Aplikasi</text:span></text:p>
        </text:list-item>
        <text:list-item>
          <text:p text:style-name="P7"><text:span text:style-name="T1">Deskripsi Perancanga Waktu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ub_20_" style:display-name="sub 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bab_20_4" style:display-name="bab 4" style:page-layout-name="Mpm2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2T11:18:47.785000000</meta:creation-date>
    <dc:date>2021-03-22T12:03:44.188000000</dc:date>
    <meta:editing-duration>PT10M54S</meta:editing-duration>
    <meta:editing-cycles>1</meta:editing-cycles>
    <meta:generator>LibreOffice/7.0.1.2$Windows_x86 LibreOffice_project/7cbcfc562f6eb6708b5ff7d7397325de9e764452</meta:generator>
    <meta:document-statistic meta:table-count="0" meta:image-count="0" meta:object-count="0" meta:page-count="1" meta:paragraph-count="9" meta:word-count="29" meta:character-count="185" meta:non-whitespace-character-count="170"/>
  </office:meta>
</office:document-meta>
</file>